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C00000358C7D99C046ED00F39.png" manifest:media-type="image/png"/>
  <manifest:file-entry manifest:full-path="Pictures/100002010000044C000002367F6BCA43E79A0C5F.png" manifest:media-type="image/png"/>
  <manifest:file-entry manifest:full-path="Pictures/100000000000003A000000194A31D70D4CC81E79.jpg" manifest:media-type="image/jpeg"/>
  <manifest:file-entry manifest:full-path="Pictures/10000201000003BC000002CE88AF0FC25ADC7D2F.png" manifest:media-type="image/png"/>
  <manifest:file-entry manifest:full-path="Pictures/100000000000007600000020FB396466E03158FF.jpg" manifest:media-type="image/jpeg"/>
  <manifest:file-entry manifest:full-path="Pictures/10000000000000880000001D70CADDCF2036453D.jpg" manifest:media-type="image/jpeg"/>
  <manifest:file-entry manifest:full-path="Pictures/10000701000010A6000010A6DC0E9E39D3C6C2B2.svg" manifest:media-type="image/svg+xml"/>
  <manifest:file-entry manifest:full-path="Pictures/100000000000008900000099DBFF2BAE4AA72E38.jpg" manifest:media-type="image/jpeg"/>
  <manifest:file-entry manifest:full-path="Pictures/100000000000006200000052388881F312258A70.jpg" manifest:media-type="image/jpeg"/>
  <manifest:file-entry manifest:full-path="Pictures/10000201000002AA00000588425EBB7C8B3909E3.png" manifest:media-type="image/png"/>
  <manifest:file-entry manifest:full-path="Pictures/100002010000012C000000695A32E07366ABFB0E.png" manifest:media-type="image/png"/>
  <manifest:file-entry manifest:full-path="Pictures/10000201000003E0000001A124A82607980BC2CB.png" manifest:media-type="image/png"/>
  <manifest:file-entry manifest:full-path="Pictures/10000201000003E00000018257C4D39B.png" manifest:media-type="image/png"/>
  <manifest:file-entry manifest:full-path="Pictures/10000201000003E0000001814BA3F7D6.png" manifest:media-type="image/png"/>
  <manifest:file-entry manifest:full-path="Pictures/1000020100000181000000D7E838CA251C2E5CAA.png" manifest:media-type="image/png"/>
  <manifest:file-entry manifest:full-path="Pictures/10000201000000D200000066D9C0C419343FAF09.png" manifest:media-type="image/png"/>
  <manifest:file-entry manifest:full-path="Pictures/10000000000000960000001F73B48343043F939A.jpg" manifest:media-type="image/jpeg"/>
  <manifest:file-entry manifest:full-path="Pictures/1000196B00000A8000000B9DAF0335AF932797EC.svg" manifest:media-type="image/svg+xml"/>
  <manifest:file-entry manifest:full-path="Pictures/10000201000003E0000000F55FD593BB.png" manifest:media-type="image/png"/>
  <manifest:file-entry manifest:full-path="Pictures/10000000000000430000001D5D949084A1A965C7.jpg" manifest:media-type="image/jpeg"/>
  <manifest:file-entry manifest:full-path="Pictures/10000201000003E0000000CADF47E2973086D189.png" manifest:media-type="image/png"/>
  <manifest:file-entry manifest:full-path="Pictures/10000201000003E0000000F5AF48EACB.png" manifest:media-type="image/png"/>
  <manifest:file-entry manifest:full-path="Pictures/10000201000003CF000000691BC7A0E2.png" manifest:media-type="image/png"/>
  <manifest:file-entry manifest:full-path="Pictures/10000201000003E0000001A1F9FB3E545136C337.png" manifest:media-type="image/png"/>
  <manifest:file-entry manifest:full-path="Pictures/100002010000062C00000370F490D77170DA7E86.png" manifest:media-type="image/png"/>
  <manifest:file-entry manifest:full-path="Pictures/10000201000003CF000000683FC91FFD.png" manifest:media-type="image/png"/>
  <manifest:file-entry manifest:full-path="Pictures/10000201000003D40000031E0226EFE31429A388.png" manifest:media-type="image/png"/>
  <manifest:file-entry manifest:full-path="Pictures/10000000000000810000001F80B5E0BA0B1E9F0A.jpg" manifest:media-type="image/jpeg"/>
  <manifest:file-entry manifest:full-path="Pictures/100002010000005700000037E1E0B05DC153C655.png" manifest:media-type="image/png"/>
  <manifest:file-entry manifest:full-path="Pictures/10000201000003CF00000107226547DC.png" manifest:media-type="image/png"/>
  <manifest:file-entry manifest:full-path="Pictures/100002010000018000000054073F0C67581C7065.png" manifest:media-type="image/png"/>
  <manifest:file-entry manifest:full-path="Pictures/1000020100000066000000709879F53D936DB833.png" manifest:media-type="image/png"/>
  <manifest:file-entry manifest:full-path="Pictures/10000201000007FA000005C0BF2197A945A2D0A0.png" manifest:media-type="image/png"/>
  <manifest:file-entry manifest:full-path="Pictures/10000201000003BA000002CA3C55AA65EE693393.png" manifest:media-type="image/png"/>
  <manifest:file-entry manifest:full-path="Pictures/10000201000000A1000000A1318A397B54552B8B.png" manifest:media-type="image/png"/>
  <manifest:file-entry manifest:full-path="Pictures/10000201000007FA000005C02D7716AE7FF2D286.png" manifest:media-type="image/png"/>
  <manifest:file-entry manifest:full-path="Pictures/10003207000010A6000010A67453B9094CF4430C.svg" manifest:media-type="image/svg+xml"/>
  <manifest:file-entry manifest:full-path="Pictures/10000201000003D600000266F3E7B84702F478AA.png" manifest:media-type="image/png"/>
  <manifest:file-entry manifest:full-path="Pictures/10000201000003E000000073C0ED673A.png" manifest:media-type="image/png"/>
  <manifest:file-entry manifest:full-path="Pictures/100002010000019E0000058686ECFEFC30F0CBA7.png" manifest:media-type="image/png"/>
  <manifest:file-entry manifest:full-path="Pictures/10000201000000A1000000A1CB3A479982D8EF33.png" manifest:media-type="image/png"/>
  <manifest:file-entry manifest:full-path="Pictures/100020A10000090A000005BC0EE95F1D4517E587.svg" manifest:media-type="image/svg+xml"/>
  <manifest:file-entry manifest:full-path="Pictures/10000201000000D2000000662574C271FC97738E.png" manifest:media-type="image/png"/>
  <manifest:file-entry manifest:full-path="Pictures/10000201000001BA00000066EF37BDFDC6D0187E.png" manifest:media-type="image/png"/>
  <manifest:file-entry manifest:full-path="Pictures/1000020100000190000000785C540D0FA35D1EE3.png" manifest:media-type="image/png"/>
  <manifest:file-entry manifest:full-path="Pictures/100002010000016800000064CCEB36457F3AAFF1.png" manifest:media-type="image/png"/>
  <manifest:file-entry manifest:full-path="Pictures/10000201000003CF00000108D46019AE.png" manifest:media-type="image/png"/>
  <manifest:file-entry manifest:full-path="Pictures/100002010000009A00000056E2336B4850B4EA36.png" manifest:media-type="image/png"/>
  <manifest:file-entry manifest:full-path="Pictures/100002010000044C0000027CF2B1D6F393A3EC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8.809cm" fo:min-width="14.1cm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1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6.77cm" fo:min-width="8.52cm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604cm" fo:min-width="3.754cm" fo:padding-top="0.15cm" fo:padding-bottom="0.15cm" fo:padding-left="0.275cm" fo:padding-right="0.275cm" draw:shadow-opacity="90%"/>
    </style:style>
    <style:style style:name="gr17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2.314cm" fo:min-width="2.264cm" fo:padding-top="0.2cm" fo:padding-bottom="0.2cm" fo:padding-left="0.325cm" fo:padding-right="0.325cm"/>
    </style:style>
    <style:style style:name="gr18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4.444cm" fo:min-width="7.794cm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563cm" fo:min-width="6.058cm" fo:padding-top="0.15cm" fo:padding-bottom="0.15cm" fo:padding-left="0.275cm" fo:padding-right="0.275cm" draw:shadow-opacity="90%"/>
    </style:style>
    <style:style style:name="gr20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9.472cm" fo:min-width="3.322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0.604cm" fo:min-width="2.954cm" fo:padding-top="0.15cm" fo:padding-bottom="0.15cm" fo:padding-left="0.275cm" fo:padding-right="0.275cm" draw:shadow-opacity="90%"/>
    </style:style>
    <style:style style:name="gr22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min-height="9.934cm" fo:min-width="4.678cm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min-height="1.686cm" fo:min-width="4.036cm" fo:padding-top="0.15cm" fo:padding-bottom="0.15cm" fo:padding-left="0.275cm" fo:padding-right="0.275cm" fo:wrap-option="wrap" draw:shadow-opacity="9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28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65cm" fo:min-width="1.776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83cc83" draw:textarea-vertical-align="middle" draw:auto-grow-height="false" fo:min-height="2.751cm" fo:min-width="4.9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6.177cm"/>
    </style:style>
    <style:style style:name="gr3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7.926cm" fo:padding-top="0.225cm" fo:padding-bottom="0.225cm" fo:padding-left="0.35cm" fo:padding-right="0.35cm"/>
    </style:style>
    <style:style style:name="gr3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23.436cm" fo:padding-top="0.15cm" fo:padding-bottom="0.15cm" fo:padding-left="0.275cm" fo:padding-right="0.275cm" fo:wrap-option="wrap" draw:shadow-opacity="80%"/>
    </style:style>
    <style:style style:name="gr33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3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71cm" fo:min-width="4.148cm" fo:padding-top="0.225cm" fo:padding-bottom="0.225cm" fo:padding-left="0.35cm" fo:padding-right="0.35cm"/>
    </style:style>
    <style:style style:name="gr3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7.836cm" fo:padding-top="0.15cm" fo:padding-bottom="0.15cm" fo:padding-left="0.275cm" fo:padding-right="0.275cm" fo:wrap-option="wrap" draw:shadow-opacity="80%"/>
    </style:style>
    <style:style style:name="gr3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683cm" fo:min-width="1.178cm" fo:padding-top="0.225cm" fo:padding-bottom="0.225cm" fo:padding-left="0.35cm" fo:padding-right="0.35cm"/>
    </style:style>
    <style:style style:name="gr3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416cm" fo:min-width="8.466cm" fo:padding-top="0.15cm" fo:padding-bottom="0.15cm" fo:padding-left="0.275cm" fo:padding-right="0.275cm" fo:wrap-option="wrap" draw:shadow-opacity="80%"/>
    </style:style>
    <style:style style:name="gr3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8.526cm" fo:padding-top="0.225cm" fo:padding-bottom="0.225cm" fo:padding-left="0.35cm" fo:padding-right="0.35cm"/>
    </style:style>
    <style:style style:name="gr4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7.436cm" fo:padding-top="0.15cm" fo:padding-bottom="0.15cm" fo:padding-left="0.275cm" fo:padding-right="0.275cm" fo:wrap-option="wrap" draw:shadow-opacity="80%"/>
    </style:style>
    <style:style style:name="gr4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8.544cm" fo:padding-top="0.225cm" fo:padding-bottom="0.225cm" fo:padding-left="0.35cm" fo:padding-right="0.35cm"/>
    </style:style>
    <style:style style:name="gr4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86cm" fo:min-width="14.83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363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Question03_20_h1-title">
      <style:graphic-properties draw:auto-grow-height="true" fo:min-height="5.8cm"/>
    </style:style>
    <style:style style:name="pr7" style:family="presentation" style:parent-style-name="Question03_20_h1-notes">
      <style:graphic-properties draw:fill-color="#ffffff" draw:auto-grow-height="true" fo:min-height="13.364cm"/>
    </style:style>
    <style:style style:name="pr8" style:family="presentation" style:parent-style-name="標準_20_6_5f_-title">
      <style:graphic-properties draw:auto-grow-height="true" fo:min-height="2.516cm"/>
    </style:style>
    <style:style style:name="pr9" style:family="presentation" style:parent-style-name="標準_20_6_5f_-notes">
      <style:graphic-properties draw:fill-color="#ffffff" draw:auto-grow-height="true" fo:min-height="13.364cm"/>
    </style:style>
    <style:style style:name="pr10" style:family="presentation" style:parent-style-name="標準_20_5-title">
      <style:graphic-properties draw:auto-grow-height="true" fo:min-height="3.506cm"/>
    </style:style>
    <style:style style:name="pr11" style:family="presentation" style:parent-style-name="標準_20_5-notes">
      <style:graphic-properties draw:fill-color="#ffffff" draw:auto-grow-height="true" fo:min-height="13.364cm"/>
    </style:style>
    <style:style style:name="pr12" style:family="presentation" style:parent-style-name="Answer-title">
      <style:graphic-properties fo:min-height="2.834cm"/>
    </style:style>
    <style:style style:name="pr13" style:family="presentation" style:parent-style-name="Answer-title">
      <style:graphic-properties draw:auto-grow-height="true" fo:min-height="2.4cm"/>
    </style:style>
    <style:style style:name="pr14" style:family="presentation" style:parent-style-name="Answer-notes">
      <style:graphic-properties draw:fill-color="#ffffff" draw:auto-grow-height="true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8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83cc83"/>
      <style:paragraph-properties fo:text-align="center"/>
    </style:style>
    <style:style style:name="P15" style:family="paragraph">
      <loext:graphic-properties draw:fill="none" draw:fill-color="#ffffff"/>
      <style:text-properties fo:color="#666666" style:font-name="Migu 1C1" fo:font-size="24pt" style:font-name-asian="Migu 1C1" style:font-size-asian="24pt" style:font-size-complex="24pt"/>
    </style:style>
    <style:style style:name="P16" style:family="paragraph">
      <loext:graphic-properties draw:fill="none" draw:fill-color="#ffffff"/>
      <style:text-properties fo:color="#666666" style:font-name="Migu 1C1" fo:font-size="22pt" style:font-name-asian="Migu 1C1" style:font-size-asian="22pt" style:font-size-complex="22pt"/>
    </style:style>
    <style:style style:name="P17" style:family="paragraph">
      <loext:graphic-properties draw:fill="none" draw:fill-color="#ffffff"/>
      <style:paragraph-properties fo:text-align="center"/>
      <style:text-properties fo:color="#666666" style:font-name="Migu 1C1" fo:font-size="22pt" style:font-name-asian="Migu 1C1" style:font-size-asian="22pt" style:font-size-complex="22pt"/>
    </style:style>
    <style:style style:name="P18" style:family="paragraph">
      <loext:graphic-properties draw:fill="none" draw:fill-color="#ffffff"/>
      <style:text-properties fo:color="#83cc83" style:font-name="Migu 1C1" fo:font-weight="bold" style:font-name-asian="Migu 1C1" style:font-size-asian="18pt" style:font-weight-asian="bold" style:font-weight-complex="bold"/>
    </style:style>
    <style:style style:name="P19" style:family="paragraph">
      <loext:graphic-properties draw:fill="solid" draw:fill-color="#83cc83" draw:opacity="90%"/>
      <style:paragraph-properties fo:text-align="center"/>
      <style:text-properties fo:color="#ffffff" style:font-name="Migu 1C" style:font-name-asian="Migu 1C" style:font-size-asian="18pt"/>
    </style:style>
    <style:style style:name="P20" style:family="paragraph">
      <loext:graphic-properties draw:fill="none" draw:fill-color="#ffffff"/>
      <style:paragraph-properties fo:text-align="end"/>
      <style:text-properties fo:color="#83cc83" style:font-name="Migu 1C" fo:font-size="18pt" fo:font-weight="bold" style:font-name-asian="Migu 1C" style:font-size-asian="18pt" style:font-weight-asian="bold" style:font-weight-complex="bold"/>
    </style:style>
    <style:style style:name="P21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83cc83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5" style:family="text">
      <style:text-properties fo:color="#666666" style:font-name="Migu 1C" fo:font-size="24pt" style:font-name-asian="Migu 1C" style:font-size-asian="24pt" style:font-size-complex="2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/>
    </style:style>
    <style:style style:name="T9" style:family="text">
      <style:text-properties fo:color="#666666" style:font-name="Migu 1C1" fo:font-size="24pt" style:font-name-asian="Migu 1C1" style:font-size-asian="24pt" style:font-size-complex="24pt"/>
    </style:style>
    <style:style style:name="T10" style:family="text">
      <style:text-properties fo:color="#666666" style:font-name="Migu 1C1" fo:font-size="22pt" style:font-name-asian="Migu 1C1" style:font-size-asian="22pt" style:font-size-complex="22pt"/>
    </style:style>
    <style:style style:name="T11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83cc83" style:font-name="Migu 1C1" fo:font-size="24pt" fo:font-weight="bold" style:font-name-asian="Migu 1C1" style:font-size-asian="24pt" style:font-weight-asian="bold" style:font-size-complex="24pt" style:font-weight-complex="bold"/>
    </style:style>
    <style:style style:name="T13" style:family="text">
      <style:text-properties fo:color="#ffffff" style:font-name="Migu 1C" fo:font-size="24pt" style:font-name-asian="Migu 1C" style:font-size-asian="24pt" style:font-size-complex="24pt"/>
    </style:style>
    <style:style style:name="T1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15" style:family="text">
      <style:text-properties fo:color="#666666" fo:font-size="26pt" style:font-size-asian="26pt" style:font-size-complex="26pt"/>
    </style:style>
    <style:style style:name="T16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8cm" svg:height="2.656cm" svg:x="0.6cm" svg:y="-0.056cm" presentation:class="title" presentation:user-transformed="true">
          <draw:text-box>
            <text:p><text:span text:style-name="T1">キッズプログラミング教室 </text:span><text:span text:style-name="T1">Gramin </text:span><text:span text:style-name="T1">（ぐらみん）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スクラッチをはじめよう！</text:span></text:p>
          </draw:text-box>
        </draw:frame>
        <draw:frame draw:style-name="gr1" draw:text-style-name="P3" draw:layer="layout" svg:width="4.2cm" svg:height="1.469cm" svg:x="23.4cm" svg:y="19.131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4.4cm" svg:height="2.363cm" svg:x="0.1cm" svg:y="2.434cm" presentation:class="title" presentation:user-transformed="true">
          <draw:text-box>
            <text:p><text:span text:style-name="T3">スクラッチをはじめよう！</text:span></text:p>
          </draw:text-box>
        </draw:frame>
        <draw:custom-shape draw:style-name="gr3" draw:text-style-name="P7" draw:layer="layout" svg:width="22.2cm" svg:height="1.8cm" svg:x="3cm" svg:y="6.8cm">
          <text:p text:style-name="P6"><text:span text:style-name="T4">スクラッチってなに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" draw:text-style-name="P8" draw:layer="layout" svg:width="22.2cm" svg:height="1.8cm" svg:x="3cm" svg:y="9.4cm">
          <text:p text:style-name="P6"><text:span text:style-name="T5"><text:a xlink:href="#ページ 6" xlink:type="simple">スクラッチをはじめ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" draw:text-style-name="P8" draw:layer="layout" svg:width="22.2cm" svg:height="1.8cm" svg:x="3cm" svg:y="12.1cm">
          <text:p text:style-name="P6"><text:span text:style-name="T5"><text:a xlink:href="#ページ 13" xlink:type="simple">ダンスし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22.2cm" svg:height="1.8cm" svg:x="3.001cm" svg:y="14.901cm">
          <text:p text:style-name="P6"><text:span text:style-name="T5"><text:a xlink:href="#ページ 42" xlink:type="simple">作った作品を保存（ほぞん）し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22.2cm" svg:height="1.8cm" svg:x="3.002cm" svg:y="17.702cm">
          <text:p text:style-name="P6"><text:span text:style-name="T5"><text:a xlink:href="#ページ 45" xlink:type="simple">作った作品を開いてみよう！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Question03_20_h1" presentation:presentation-page-layout-name="AL2T19">
        <office:forms form:automatic-focus="false" form:apply-design-mode="false"/>
        <draw:frame presentation:style-name="pr6" draw:layer="layout" svg:width="25.4cm" svg:height="5.8cm" svg:x="1.4cm" svg:y="2.4cm" presentation:class="title">
          <draw:text-box>
            <text:p>スクラッチってなに？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_5f_" presentation:presentation-page-layout-name="AL2T19">
        <office:forms form:automatic-focus="false" form:apply-design-mode="false"/>
        <draw:frame presentation:style-name="pr8" draw:layer="layout" svg:width="25.199cm" svg:height="2.516cm" svg:x="0.201cm" svg:y="2.442cm" presentation:class="title" presentation:user-transformed="true">
          <draw:text-box>
            <text:p><text:span text:style-name="T6">　スクラッチってなに？</text:span></text:p>
          </draw:text-box>
        </draw:frame>
        <draw:frame draw:style-name="gr5" draw:text-style-name="P11" draw:layer="layout" svg:width="27cm" svg:height="2.139cm" svg:x="0.6cm" svg:y="6.002cm">
          <draw:text-box>
            <text:p text:style-name="P10"><text:span text:style-name="T7">ブロックを組み合わせてプログラミング</text:span></text:p>
          </draw:text-box>
        </draw:frame>
        <draw:frame draw:style-name="gr6" draw:text-style-name="P12" draw:layer="layout" svg:width="5cm" svg:height="5.58cm" svg:x="21.2cm" svg:y="9.4cm">
          <draw:image xlink:href="Pictures/100000000000008900000099DBFF2BAE4AA72E38.jpg" xlink:type="simple" xlink:show="embed" xlink:actuate="onLoad">
            <text:p/>
          </draw:image>
        </draw:frame>
        <draw:frame draw:style-name="gr7" draw:text-style-name="P13" draw:layer="layout" svg:width="17.2cm" svg:height="1.195cm" svg:x="6cm" svg:y="18.805cm">
          <draw:text-box>
            <text:p><text:span text:style-name="T8"><text:a xlink:href="http://scratch.mit.edu/projects/12236024/" xlink:type="simple">http://scratch.mit.edu/projects/12236024/</text:a></text:span></text:p>
          </draw:text-box>
        </draw:frame>
        <draw:frame draw:style-name="gr6" draw:text-style-name="P12" draw:layer="layout" svg:width="8.168cm" svg:height="1.686cm" svg:x="2.532cm" svg:y="15.7cm">
          <draw:image xlink:href="Pictures/10000000000000960000001F73B48343043F939A.jpg" xlink:type="simple" xlink:show="embed" xlink:actuate="onLoad">
            <text:p/>
          </draw:image>
        </draw:frame>
        <draw:frame draw:style-name="gr6" draw:text-style-name="P12" draw:layer="layout" svg:width="6.414cm" svg:height="1.366cm" svg:x="8.7cm" svg:y="9.334cm">
          <draw:image xlink:href="Pictures/10000000000000880000001D70CADDCF2036453D.jpg" xlink:type="simple" xlink:show="embed" xlink:actuate="onLoad">
            <text:p/>
          </draw:image>
        </draw:frame>
        <draw:frame draw:style-name="gr6" draw:text-style-name="P12" draw:layer="layout" svg:width="5.902cm" svg:height="1.6cm" svg:x="8.7cm" svg:y="13.7cm">
          <draw:image xlink:href="Pictures/100000000000007600000020FB396466E03158FF.jpg" xlink:type="simple" xlink:show="embed" xlink:actuate="onLoad">
            <text:p/>
          </draw:image>
        </draw:frame>
        <draw:frame draw:style-name="gr6" draw:text-style-name="P12" draw:layer="layout" svg:width="5.911cm" svg:height="1.419cm" svg:x="7.989cm" svg:y="11.5cm">
          <draw:image xlink:href="Pictures/10000000000000810000001F80B5E0BA0B1E9F0A.jpg" xlink:type="simple" xlink:show="embed" xlink:actuate="onLoad">
            <text:p/>
          </draw:image>
        </draw:frame>
        <draw:frame draw:style-name="gr6" draw:text-style-name="P12" draw:layer="layout" svg:width="4.592cm" svg:height="3.842cm" svg:x="2.5cm" svg:y="8.858cm">
          <draw:image xlink:href="Pictures/100000000000006200000052388881F312258A70.jpg" xlink:type="simple" xlink:show="embed" xlink:actuate="onLoad">
            <text:p/>
          </draw:image>
        </draw:frame>
        <draw:frame draw:style-name="gr6" draw:text-style-name="P12" draw:layer="layout" svg:width="3.826cm" svg:height="1.654cm" svg:x="11.9cm" svg:y="15.7cm">
          <draw:image xlink:href="Pictures/10000000000000430000001D5D949084A1A965C7.jpg" xlink:type="simple" xlink:show="embed" xlink:actuate="onLoad">
            <text:p/>
          </draw:image>
        </draw:frame>
        <draw:frame draw:style-name="gr6" draw:text-style-name="P12" draw:layer="layout" svg:width="3.583cm" svg:height="1.541cm" svg:x="3.7cm" svg:y="13.359cm">
          <draw:image xlink:href="Pictures/100000000000003A000000194A31D70D4CC81E79.jpg" xlink:type="simple" xlink:show="embed" xlink:actuate="onLoad">
            <text:p/>
          </draw:image>
        </draw:frame>
        <draw:custom-shape draw:style-name="gr8" draw:text-style-name="P12" draw:layer="layout" svg:width="15.8cm" svg:height="10.259cm" svg:x="1cm" svg:y="8.1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4" draw:layer="layout" svg:width="3.2cm" svg:height="1.6cm" svg:x="17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frame draw:style-name="gr6" draw:text-style-name="P12" draw:layer="layout" svg:width="3.57cm" svg:height="3.951cm" svg:x="17.6cm" svg:y="14.2cm">
          <draw:image xlink:href="Pictures/1000196B00000A8000000B9DAF0335AF932797EC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標準_20_6_5f_" presentation:presentation-page-layout-name="AL2T19">
        <office:forms form:automatic-focus="false" form:apply-design-mode="false"/>
        <draw:frame presentation:style-name="pr8" draw:layer="layout" svg:width="25.199cm" svg:height="2.516cm" svg:x="0.201cm" svg:y="2.442cm" presentation:class="title" presentation:user-transformed="true">
          <draw:text-box>
            <text:p><text:span text:style-name="T6">スクラッチでできることはなに？</text:span></text:p>
          </draw:text-box>
        </draw:frame>
        <draw:frame draw:style-name="gr10" draw:text-style-name="P15" draw:layer="layout" svg:width="12.8cm" svg:height="2.613cm" svg:x="0.2cm" svg:y="8cm">
          <draw:text-box>
            <text:p><text:span text:style-name="T9">こういう画面でプログラムを</text:span></text:p>
            <text:p><text:span text:style-name="T9">作って。。。</text:span></text:p>
          </draw:text-box>
        </draw:frame>
        <draw:frame draw:style-name="gr11" draw:text-style-name="P16" draw:layer="layout" svg:width="8.6cm" svg:height="1.335cm" svg:x="10.2cm" svg:y="11.269cm">
          <draw:text-box>
            <text:p><text:span text:style-name="T10">ジャンプしたり。。。</text:span></text:p>
          </draw:text-box>
        </draw:frame>
        <draw:frame draw:style-name="gr11" draw:text-style-name="P17" draw:layer="layout" svg:width="8.6cm" svg:height="1.335cm" svg:x="17.5cm" svg:y="8.067cm">
          <draw:text-box>
            <text:p text:style-name="P3"><text:span text:style-name="T10">敵を撃ったり。。。</text:span></text:p>
          </draw:text-box>
        </draw:frame>
        <draw:frame draw:style-name="gr12" draw:text-style-name="P11" draw:layer="layout" svg:width="27cm" svg:height="2.347cm" svg:x="0.6cm" svg:y="6.003cm">
          <draw:text-box>
            <text:p text:style-name="P10"><text:span text:style-name="T11">ゲームや動画が得意</text:span></text:p>
          </draw:text-box>
        </draw:frame>
        <draw:frame draw:style-name="gr13" draw:text-style-name="P18" draw:layer="layout" svg:width="8.6cm" svg:height="1.432cm" svg:x="19.4cm" svg:y="19.114cm">
          <draw:text-box>
            <text:p><text:span text:style-name="T12">あとは想像力しだい</text:span></text:p>
          </draw:text-box>
        </draw:frame>
        <draw:frame draw:style-name="gr14" draw:text-style-name="P12" draw:layer="layout" svg:width="9.171cm" svg:height="6.611cm" svg:x="0.629cm" svg:y="10.789cm">
          <draw:image xlink:href="Pictures/10000201000007FA000005C0BF2197A945A2D0A0.png" xlink:type="simple" xlink:show="embed" xlink:actuate="onLoad">
            <text:p/>
          </draw:image>
        </draw:frame>
        <draw:frame draw:style-name="gr14" draw:text-style-name="P12" draw:layer="layout" svg:width="9cm" svg:height="6.759cm" svg:x="9cm" svg:y="13cm">
          <draw:image xlink:href="Pictures/10000201000003BC000002CE88AF0FC25ADC7D2F.png" xlink:type="simple" xlink:show="embed" xlink:actuate="onLoad">
            <text:p/>
          </draw:image>
        </draw:frame>
        <draw:frame draw:style-name="gr14" draw:text-style-name="P12" draw:layer="layout" svg:width="9.2cm" svg:height="6.885cm" svg:x="17.8cm" svg:y="9.729cm">
          <draw:image xlink:href="Pictures/10000201000003BA000002CA3C55AA65EE6933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標準_20_5" presentation:presentation-page-layout-name="AL2T19">
        <office:forms form:automatic-focus="false" form:apply-design-mode="false"/>
        <draw:frame presentation:style-name="pr10" draw:layer="layout" svg:width="25.199cm" svg:height="3.506cm" svg:x="1.4cm" svg:y="3.837cm" presentation:class="title">
          <draw:text-box>
            <text:p>スクラッチをはじめよう！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14" draw:text-style-name="P12" draw:layer="layout" svg:width="19.39cm" svg:height="13.976cm" svg:x="3.61cm" svg:y="6.23cm">
          <draw:image xlink:href="Pictures/10000201000007FA000005C02D7716AE7FF2D286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1</text:span><text:span text:style-name="T3">）</text:span></text:p>
          </draw:text-box>
        </draw:frame>
        <draw:custom-shape draw:style-name="gr15" draw:text-style-name="P12" draw:layer="layout" svg:width="9.4cm" svg:height="7.4cm" svg:x="13.6cm" svg:y="7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9" draw:layer="layout" svg:width="4.4cm" svg:height="1cm" svg:x="13.6cm" svg:y="6.788cm">
          <text:p text:style-name="P3"><text:span text:style-name="T13">ステー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7" draw:text-style-name="P12" draw:layer="layout" svg:width="3cm" svg:height="2.8cm" svg:x="16.6cm" svg:y="10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9" draw:layer="layout" svg:width="4.4cm" svg:height="1cm" svg:x="16cm" svg:y="12.7cm">
          <text:p text:style-name="P3"><text:span text:style-name="T13">スプライ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2" draw:layer="layout" svg:width="8.6cm" svg:height="5cm" svg:x="14.6cm" svg:y="15.4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19" draw:layer="layout" svg:width="6.7cm" svg:height="0.955cm" svg:x="15.1cm" svg:y="19.4cm">
          <text:p text:style-name="P3"><text:span text:style-name="T13">スプライト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12" draw:layer="layout" svg:width="4.1cm" svg:height="10cm" svg:x="3.3cm" svg:y="9.6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1" draw:text-style-name="P19" draw:layer="layout" svg:width="3.6cm" svg:height="1cm" svg:x="3.2cm" svg:y="19.6cm">
          <text:p text:style-name="P3"><text:span text:style-name="T13">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2" draw:layer="layout" svg:width="5.5cm" svg:height="10.506cm" svg:x="7.7cm" svg:y="9.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19" draw:layer="layout" svg:width="4.8cm" svg:height="2.2cm" svg:x="8.1cm" svg:y="12.4cm">
          <text:p text:style-name="P3"><text:span text:style-name="T13">スクリプトエリ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office:forms form:automatic-focus="false" form:apply-design-mode="false"/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2</text:span><text:span text:style-name="T3">）</text:span></text:p>
          </draw:text-box>
        </draw:frame>
        <draw:frame draw:style-name="gr14" draw:text-style-name="P12" draw:layer="layout" svg:width="14.249cm" svg:height="11.6cm" svg:x="0.751cm" svg:y="7.8cm">
          <draw:image xlink:href="Pictures/10000201000003D40000031E0226EFE31429A388.png" xlink:type="simple" xlink:show="embed" xlink:actuate="onLoad">
            <text:p/>
          </draw:image>
        </draw:frame>
        <draw:frame draw:style-name="gr24" draw:text-style-name="P20" draw:layer="layout" svg:width="10.4cm" svg:height="3cm" svg:x="16cm" svg:y="6.2cm">
          <draw:text-box>
            <text:p text:style-name="P10"><text:span text:style-name="T14">ステージ</text:span></text:p>
          </draw:text-box>
        </draw:frame>
        <draw:frame draw:style-name="gr25" draw:text-style-name="P21" draw:layer="layout" svg:width="11.6cm" svg:height="10.475cm" svg:x="15.4cm" svg:y="8.6cm">
          <draw:text-box>
            <text:p><text:span text:style-name="T15">作ったゲーム（プログラム）が動くところを「ステージ」と言うよ。</text:span></text:p>
            <text:p><text:span text:style-name="T15">右上の緑色の旗をクリックするとプログラムが動くよ。</text:span></text:p>
            <text:p><text:span text:style-name="T15">赤いボタンを押すとプログラムが止まるよ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office:forms form:automatic-focus="false" form:apply-design-mode="false"/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3</text:span><text:span text:style-name="T3">）</text:span></text:p>
          </draw:text-box>
        </draw:frame>
        <draw:frame draw:style-name="gr24" draw:text-style-name="P20" draw:layer="layout" svg:width="10.4cm" svg:height="3cm" svg:x="16cm" svg:y="6.2cm">
          <draw:text-box>
            <text:p text:style-name="P10"><text:span text:style-name="T14">スプライト</text:span></text:p>
          </draw:text-box>
        </draw:frame>
        <draw:frame draw:style-name="gr26" draw:text-style-name="P21" draw:layer="layout" svg:width="11.6cm" svg:height="9.8cm" svg:x="15.4cm" svg:y="8.6cm">
          <draw:text-box>
            <text:p><text:span text:style-name="T15">ゲーム（プログラム）に登場するキャラクターを「スプライト」と言うよ。</text:span></text:p>
            <text:p><text:span text:style-name="T15">ひとつひとつのスプライトに別の動きを命令できるよ。</text:span></text:p>
          </draw:text-box>
        </draw:frame>
        <draw:frame draw:style-name="gr14" draw:text-style-name="P12" draw:layer="layout" svg:width="4.487cm" svg:height="4.962cm" svg:x="2.313cm" svg:y="8.028cm">
          <draw:image xlink:href="Pictures/1000196B00000A8000000B9DAF0335AF932797EC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draw:frame draw:style-name="gr14" draw:text-style-name="P12" draw:layer="layout" svg:width="5.8cm" svg:height="5.8cm" svg:x="8.2cm" svg:y="10.4cm">
          <draw:image xlink:href="Pictures/10000701000010A6000010A6DC0E9E39D3C6C2B2.svg" xlink:type="simple" xlink:show="embed" xlink:actuate="onLoad">
            <text:p/>
          </draw:image>
          <draw:image xlink:href="Pictures/10000201000000A1000000A1318A397B54552B8B.png" xlink:type="simple" xlink:show="embed" xlink:actuate="onLoad"/>
        </draw:frame>
        <draw:frame draw:style-name="gr14" draw:text-style-name="P12" draw:layer="layout" svg:width="5.6cm" svg:height="5.6cm" svg:x="1.6cm" svg:y="14.661cm">
          <draw:image xlink:href="Pictures/10003207000010A6000010A67453B9094CF4430C.svg" xlink:type="simple" xlink:show="embed" xlink:actuate="onLoad">
            <text:p/>
          </draw:image>
          <draw:image xlink:href="Pictures/10000201000000A1000000A1CB3A479982D8EF33.png" xlink:type="simple" xlink:show="embed" xlink:actuate="onLoad"/>
        </draw:frame>
        <draw:frame draw:style-name="gr14" draw:text-style-name="P12" draw:layer="layout" svg:width="4.166cm" svg:height="2.642cm" svg:x="9.034cm" svg:y="16.2cm">
          <draw:image xlink:href="Pictures/100020A10000090A000005BC0EE95F1D4517E587.svg" xlink:type="simple" xlink:show="embed" xlink:actuate="onLoad">
            <text:p/>
          </draw:image>
          <draw:image xlink:href="Pictures/100002010000005700000037E1E0B05DC153C65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office:forms form:automatic-focus="false" form:apply-design-mode="false"/>
        <draw:frame draw:style-name="gr14" draw:text-style-name="P12" draw:layer="layout" svg:width="14.8cm" svg:height="9.252cm" svg:x="1cm" svg:y="9.1cm">
          <draw:image xlink:href="Pictures/10000201000003D600000266F3E7B84702F478AA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4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スプライトリスト</text:span></text:p>
          </draw:text-box>
        </draw:frame>
        <draw:frame draw:style-name="gr26" draw:text-style-name="P21" draw:layer="layout" svg:width="9.8cm" svg:height="9.8cm" svg:x="16.4cm" svg:y="8.6cm">
          <draw:text-box>
            <text:p><text:span text:style-name="T15">登場するスプライトが並ぶところだよ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nswer" presentation:presentation-page-layout-name="AL2T19">
        <office:forms form:automatic-focus="false" form:apply-design-mode="false"/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5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ブロック</text:span></text:p>
          </draw:text-box>
        </draw:frame>
        <draw:frame draw:style-name="gr14" draw:text-style-name="P12" draw:layer="layout" svg:width="4.214cm" svg:height="14.399cm" svg:x="1.8cm" svg:y="6.2cm">
          <draw:image xlink:href="Pictures/100002010000019E0000058686ECFEFC30F0CBA7.png" xlink:type="simple" xlink:show="embed" xlink:actuate="onLoad">
            <text:p/>
          </draw:image>
        </draw:frame>
        <draw:frame draw:style-name="gr26" draw:text-style-name="P21" draw:layer="layout" svg:width="11.6cm" svg:height="9.8cm" svg:x="15.4cm" svg:y="8.6cm">
          <draw:text-box>
            <text:p><text:span text:style-name="T15">スプライトに動きを命令するブロックだよ。</text:span></text:p>
            <text:p><text:span text:style-name="T15">このブロックをマウスでドラッグ＆ドロップして命令を作ろう！</text:span></text:p>
            <text:p><text:span text:style-name="T15">ブロックの色によって命令がちがうよ。</text:span></text:p>
          </draw:text-box>
        </draw:frame>
        <draw:frame draw:style-name="gr14" draw:text-style-name="P12" draw:layer="layout" svg:width="3.703cm" svg:height="1.798cm" svg:x="6.651cm" svg:y="9cm">
          <draw:image xlink:href="Pictures/10000201000000D2000000662574C271FC97738E.png" xlink:type="simple" xlink:show="embed" xlink:actuate="onLoad">
            <text:p/>
          </draw:image>
        </draw:frame>
        <draw:frame draw:style-name="gr14" draw:text-style-name="P12" draw:layer="layout" svg:width="7.795cm" svg:height="1.798cm" svg:x="6.651cm" svg:y="13.983cm">
          <draw:image xlink:href="Pictures/10000201000001BA00000066EF37BDFDC6D0187E.png" xlink:type="simple" xlink:show="embed" xlink:actuate="onLoad">
            <text:p/>
          </draw:image>
        </draw:frame>
        <draw:frame draw:style-name="gr14" draw:text-style-name="P12" draw:layer="layout" svg:width="6.349cm" svg:height="1.762cm" svg:x="6.651cm" svg:y="11.51cm">
          <draw:image xlink:href="Pictures/100002010000016800000064CCEB36457F3AAFF1.png" xlink:type="simple" xlink:show="embed" xlink:actuate="onLoad">
            <text:p/>
          </draw:image>
        </draw:frame>
        <draw:frame draw:style-name="gr14" draw:text-style-name="P12" draw:layer="layout" svg:width="6.772cm" svg:height="1.48cm" svg:x="6.651cm" svg:y="16.493cm">
          <draw:image xlink:href="Pictures/100002010000018000000054073F0C67581C7065.png" xlink:type="simple" xlink:show="embed" xlink:actuate="onLoad">
            <text:p/>
          </draw:image>
        </draw:frame>
        <draw:frame draw:style-name="gr14" draw:text-style-name="P12" draw:layer="layout" svg:width="2.715cm" svg:height="1.516cm" svg:x="6.651cm" svg:y="18.684cm">
          <draw:image xlink:href="Pictures/100002010000009A00000056E2336B4850B4EA36.png" xlink:type="simple" xlink:show="embed" xlink:actuate="onLoad">
            <text:p/>
          </draw:image>
        </draw:frame>
        <draw:frame draw:style-name="gr14" draw:text-style-name="P12" draw:layer="layout" svg:width="7.054cm" svg:height="2.115cm" svg:x="6.4cm" svg:y="6.485cm">
          <draw:image xlink:href="Pictures/1000020100000190000000785C540D0FA35D1E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office:forms form:automatic-focus="false" form:apply-design-mode="false"/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スクラッチの画面（</text:span><text:span text:style-name="T3">6</text:span><text:span text:style-name="T3">）</text:span></text:p>
          </draw:text-box>
        </draw:frame>
        <draw:frame draw:style-name="gr27" draw:text-style-name="P20" draw:layer="layout" svg:width="13cm" svg:height="4.181cm" svg:x="13.4cm" svg:y="6.2cm">
          <draw:text-box>
            <text:p text:style-name="P10"><text:span text:style-name="T14">スクリプトエリア</text:span></text:p>
          </draw:text-box>
        </draw:frame>
        <draw:frame draw:style-name="gr26" draw:text-style-name="P21" draw:layer="layout" svg:width="11.6cm" svg:height="9.8cm" svg:x="15.4cm" svg:y="8.6cm">
          <draw:text-box>
            <text:p><text:span text:style-name="T15">まんなかにある「スクリプトエリア」にブロックをドラッグ＆ドロップして命令を作るよ。</text:span></text:p>
          </draw:text-box>
        </draw:frame>
        <draw:frame draw:style-name="gr14" draw:text-style-name="P12" draw:layer="layout" svg:width="7.134cm" svg:height="14.814cm" svg:x="7.9cm" svg:y="6cm">
          <draw:image xlink:href="Pictures/10000201000002AA00000588425EBB7C8B3909E3.png" xlink:type="simple" xlink:show="embed" xlink:actuate="onLoad">
            <text:p/>
          </draw:image>
        </draw:frame>
        <draw:frame draw:style-name="gr14" draw:text-style-name="P12" draw:layer="layout" svg:width="3.703cm" svg:height="1.798cm" svg:x="0.8cm" svg:y="10.305cm">
          <draw:image xlink:href="Pictures/10000201000000D200000066D9C0C419343FAF09.png" xlink:type="simple" xlink:show="embed" xlink:actuate="onLoad">
            <text:p/>
          </draw:image>
        </draw:frame>
        <draw:custom-shape draw:style-name="gr28" draw:text-style-name="P22" draw:layer="layout" svg:width="2.6cm" svg:height="1.8cm" draw:transform="rotate (-0.851197076197634) translate (4.087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3" draw:layer="layout" svg:width="5.4cm" svg:height="3cm" draw:transform="rotate (0.27995081201989) translate (3.181cm 8.89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標準_20_5" presentation:presentation-page-layout-name="AL2T19">
        <office:forms form:automatic-focus="false" form:apply-design-mode="false"/>
        <draw:frame presentation:style-name="pr10" draw:layer="layout" svg:width="25.199cm" svg:height="3.506cm" svg:x="1.4cm" svg:y="3.837cm" presentation:class="title">
          <draw:text-box>
            <text:p>ダンスしよう！</text:p>
          </draw:text-box>
        </draw:frame>
        <draw:frame draw:style-name="gr30" draw:text-style-name="P24" draw:layer="layout" svg:width="26.677cm" svg:height="1.136cm" svg:x="0.8cm" svg:y="16.4cm">
          <draw:text-box>
            <text:p><text:a xlink:href="https://drive.google.com/file/d/0B_BAQSjf1wC0alM0TmNsLW94b1k/view?usp=sharing" xlink:type="simple">https://drive.google.com/file/d/0B_BAQSjf1wC0alM0TmNsLW94b1k/view?usp=sharing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5" presentation:presentation-page-layout-name="AL2T19">
        <office:forms form:automatic-focus="false" form:apply-design-mode="false"/>
        <draw:frame presentation:style-name="pr10" draw:layer="layout" svg:width="25.199cm" svg:height="3.506cm" svg:x="1.4cm" svg:y="3.837cm" presentation:class="title">
          <draw:text-box>
            <text:p>作った作品を保存しよう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swer" presentation:presentation-page-layout-name="AL2T19">
        <office:forms form:automatic-focus="false" form:apply-design-mode="false"/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保存しよう（</text:span><text:span text:style-name="T6">1</text:span><text:span text:style-name="T6">）</text:span></text:p>
          </draw:text-box>
        </draw:frame>
        <draw:frame draw:style-name="gr14" draw:text-style-name="P12" draw:layer="layout" svg:width="20.2cm" svg:height="11.678cm" svg:x="1.6cm" svg:y="8.6cm">
          <draw:image xlink:href="Pictures/100002010000044C0000027CF2B1D6F393A3EC89.png" xlink:type="simple" xlink:show="embed" xlink:actuate="onLoad">
            <text:p/>
          </draw:image>
        </draw:frame>
        <draw:custom-shape draw:style-name="gr31" draw:text-style-name="P25" xml:id="id2" draw:id="id2" draw:layer="layout" svg:width="8.8cm" svg:height="1.8cm" svg:x="9cm" svg:y="12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26" xml:id="id1" draw:id="id1" draw:layer="layout" svg:width="24.2cm" svg:height="2.2cm" svg:x="3.6cm" svg:y="5.9cm">
          <text:p text:style-name="P3"><text:span text:style-name="T16">「ファイル」 → 「名前をつけて保存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5.7cm" svg:y1="8.1cm" svg:x2="13.4cm" svg:y2="12.8cm" draw:start-shape="id1" draw:start-glue-point="2" draw:end-shape="id2" svg:d="M15700 8100l-2300 4700" svg:viewBox="0 0 2301 47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office:forms form:automatic-focus="false" form:apply-design-mode="false"/>
        <draw:frame draw:style-name="gr34" draw:text-style-name="P3" draw:layer="layout" svg:width="18.372cm" svg:height="10.232cm" svg:x="4.4cm" svg:y="7.6cm">
          <draw:image xlink:href="Pictures/100002010000062C00000370F490D77170DA7E86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保存しよう（</text:span><text:span text:style-name="T6">2</text:span><text:span text:style-name="T6">）</text:span></text:p>
          </draw:text-box>
        </draw:frame>
        <draw:custom-shape draw:style-name="gr35" draw:text-style-name="P25" xml:id="id4" draw:id="id4" draw:layer="layout" svg:width="5cm" svg:height="1.573cm" svg:x="10.8cm" svg:y="15.62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6" draw:text-style-name="P26" xml:id="id3" draw:id="id3" draw:layer="layout" svg:width="18.6cm" svg:height="2.2cm" svg:x="0.5cm" svg:y="6.1cm">
          <text:p text:style-name="P3"><text:span text:style-name="T16">「新しいファイル名」に題名を入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9.8cm" svg:y1="8.3cm" svg:x2="13.3cm" svg:y2="15.627cm" draw:start-shape="id3" draw:start-glue-point="2" draw:end-shape="id4" draw:end-glue-point="0" svg:d="M9800 8300l3500 7327" svg:viewBox="0 0 3501 7328">
          <text:p/>
        </draw:connector>
        <draw:custom-shape draw:style-name="gr37" draw:text-style-name="P25" xml:id="id6" draw:id="id6" draw:layer="layout" svg:width="2cm" svg:height="1.255cm" svg:x="17.6cm" svg:y="16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8" draw:text-style-name="P26" xml:id="id5" draw:id="id5" draw:layer="layout" svg:width="9.2cm" svg:height="1.9cm" svg:x="18cm" svg:y="18.7cm">
          <text:p text:style-name="P3"><text:span text:style-name="T16">「</text:span><text:span text:style-name="T16">OK</text:span><text:span text:style-name="T16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22.6cm" svg:y1="18.7cm" svg:x2="19.6cm" svg:y2="17.027cm" draw:start-shape="id5" draw:start-glue-point="0" draw:end-shape="id6" draw:end-glue-point="1" svg:d="M22600 18700l-3000-1673" svg:viewBox="0 0 3001 1674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5" presentation:presentation-page-layout-name="AL2T19">
        <office:forms form:automatic-focus="false" form:apply-design-mode="false"/>
        <draw:frame presentation:style-name="pr10" draw:layer="layout" svg:width="25.199cm" svg:height="3.506cm" svg:x="1.4cm" svg:y="3.837cm" presentation:class="title">
          <draw:text-box>
            <text:p>作った作品開いてみよう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swer" presentation:presentation-page-layout-name="AL2T19">
        <office:forms form:automatic-focus="false" form:apply-design-mode="false"/>
        <draw:frame draw:style-name="gr14" draw:text-style-name="P12" draw:layer="layout" svg:width="21.802cm" svg:height="11.217cm" svg:x="2.398cm" svg:y="9cm">
          <draw:image xlink:href="Pictures/100002010000044C000002367F6BCA43E79A0C5F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開いてみよう（</text:span><text:span text:style-name="T6">1</text:span><text:span text:style-name="T6">）</text:span></text:p>
          </draw:text-box>
        </draw:frame>
        <draw:custom-shape draw:style-name="gr39" draw:text-style-name="P25" xml:id="id8" draw:id="id8" draw:layer="layout" svg:width="9.4cm" svg:height="1.8cm" svg:x="10.2cm" svg:y="11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0" draw:text-style-name="P26" xml:id="id7" draw:id="id7" draw:layer="layout" svg:width="18.2cm" svg:height="2.2cm" svg:x="8.7cm" svg:y="6.2cm">
          <text:p text:style-name="P3"><text:span text:style-name="T16">「ファイル」 → 「開く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7.8cm" svg:y1="8.4cm" svg:x2="14.9cm" svg:y2="11.3cm" draw:start-shape="id7" draw:start-glue-point="2" draw:end-shape="id8" draw:end-glue-point="0" svg:d="M17800 8400l-2900 2900" svg:viewBox="0 0 2901 29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swer" presentation:presentation-page-layout-name="AL2T19">
        <office:forms form:automatic-focus="false" form:apply-design-mode="false"/>
        <draw:frame draw:style-name="gr34" draw:text-style-name="P3" draw:layer="layout" svg:width="21.6cm" svg:height="11.701cm" svg:x="3.4cm" svg:y="7.399cm">
          <draw:image xlink:href="Pictures/100002010000062C00000358C7D99C046ED00F39.png" xlink:type="simple" xlink:show="embed" xlink:actuate="onLoad">
            <text:p/>
          </draw:image>
        </draw:frame>
        <draw:frame presentation:style-name="pr13" draw:text-style-name="P5" draw:layer="layout" svg:width="25.199cm" svg:height="2.4cm" svg:x="0.201cm" svg:y="2.5cm" presentation:class="title" presentation:user-transformed="true">
          <draw:text-box>
            <text:p><text:span text:style-name="T6">作った作品を開いてみよう（</text:span><text:span text:style-name="T6">2</text:span><text:span text:style-name="T6">）</text:span></text:p>
          </draw:text-box>
        </draw:frame>
        <draw:custom-shape draw:style-name="gr41" draw:text-style-name="P25" xml:id="id10" draw:id="id10" draw:layer="layout" svg:width="9.4cm" svg:height="1.6cm" svg:x="8.4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2" draw:text-style-name="P26" xml:id="id9" draw:id="id9" draw:layer="layout" svg:width="15.6cm" svg:height="2.2cm" svg:x="11.1cm" svg:y="6.2cm">
          <text:p text:style-name="P3"><text:span text:style-name="T16">開きたい作品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8.9cm" svg:y1="8.4cm" svg:x2="13.1cm" svg:y2="9.6cm" draw:start-shape="id9" draw:start-glue-point="2" draw:end-shape="id10" draw:end-glue-point="0" svg:d="M18900 8400l-5800 1200" svg:viewBox="0 0 5801 1201">
          <text:p/>
        </draw:connector>
        <draw:custom-shape draw:style-name="gr37" draw:text-style-name="P25" xml:id="id12" draw:id="id12" draw:layer="layout" svg:width="2cm" svg:height="1.255cm" svg:x="19.2cm" svg:y="17.54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8" draw:text-style-name="P26" xml:id="id11" draw:id="id11" draw:layer="layout" svg:width="9.2cm" svg:height="1.9cm" svg:x="8.2cm" svg:y="18.7cm">
          <text:p text:style-name="P3"><text:span text:style-name="T16">「</text:span><text:span text:style-name="T16">OK</text:span><text:span text:style-name="T16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33" draw:text-style-name="P12" draw:layer="layout" draw:type="line" svg:x1="17.4cm" svg:y1="19.65cm" svg:x2="19.2cm" svg:y2="18.172cm" draw:start-shape="id11" draw:end-shape="id12" draw:end-glue-point="3" svg:d="M17400 19650l1800-1478" svg:viewBox="0 0 1801 1479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E838CA251C2E5CA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05:44.755976143</dc:date>
    <meta:editing-duration>P1DT6H37M1S</meta:editing-duration>
    <meta:editing-cycles>371</meta:editing-cycles>
    <meta:generator>LibreOffice/5.1.6.2$Linux_X86_64 LibreOffice_project/10m0$Build-2</meta:generator>
    <meta:document-statistic meta:object-count="343"/>
  </office:meta>
</office:document-meta>
</file>